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0.688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6.907cm" fo:margin-left="0.116cm" table:align="left"/>
    </style:style>
    <style:style style:name="Table28.A" style:family="table-column">
      <style:table-column-properties style:column-width="16.907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ce70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fo:font-variant="normal" fo:text-transform="none" fo:color="#3a3a3a" style:font-name="monospace" fo:font-size="10.5pt" fo:letter-spacing="normal" fo:font-style="normal" fo:font-weight="normal" officeooo:paragraph-rsid="001bcf79"/>
    </style:style>
    <style:style style:name="P3" style:family="paragraph" style:parent-style-name="Standard">
      <style:text-properties fo:font-variant="normal" fo:text-transform="none" fo:color="#000000" style:font-name="proxima-nova" fo:font-size="12pt" fo:letter-spacing="normal" fo:font-style="normal" fo:font-weight="normal" officeooo:paragraph-rsid="001bcf79"/>
    </style:style>
    <style:style style:name="P4" style:family="paragraph" style:parent-style-name="Standard">
      <style:text-properties officeooo:paragraph-rsid="001bcf79"/>
    </style:style>
    <style:style style:name="P5" style:family="paragraph" style:parent-style-name="Text_20_body">
      <style:text-properties officeooo:rsid="0018859d" officeooo:paragraph-rsid="0018859d"/>
    </style:style>
    <style:style style:name="P6" style:family="paragraph" style:parent-style-name="Text_20_body">
      <style:text-properties fo:font-variant="normal" fo:text-transform="none" fo:color="#000000" style:font-name="Arial" fo:font-size="12pt" fo:letter-spacing="normal" fo:font-style="normal" fo:font-weight="normal" officeooo:rsid="0018859d" officeooo:paragraph-rsid="0018859d"/>
    </style:style>
    <style:style style:name="P7" style:family="paragraph" style:parent-style-name="Text_20_body">
      <style:text-properties fo:font-variant="normal" fo:text-transform="none" fo:color="#000000" style:font-name="Arial" fo:font-size="12pt" fo:letter-spacing="normal" fo:font-style="normal" fo:font-weight="normal" officeooo:paragraph-rsid="001ac59d"/>
    </style:style>
    <style:style style:name="P8" style:family="paragraph" style:parent-style-name="Text_20_body">
      <style:text-properties fo:font-variant="normal" fo:text-transform="none" fo:color="#000000" style:font-name="Arial" fo:font-size="12pt" fo:letter-spacing="normal" fo:font-style="normal" fo:font-weight="normal" officeooo:paragraph-rsid="001f8e82"/>
    </style:style>
    <style:style style:name="P9" style:family="paragraph" style:parent-style-name="Text_20_body">
      <style:text-properties fo:font-variant="normal" fo:text-transform="none" fo:color="#000000" style:font-name="Arial" fo:font-size="12pt" fo:letter-spacing="normal" fo:font-style="normal" fo:font-weight="normal" officeooo:paragraph-rsid="0023f3d1"/>
    </style:style>
    <style:style style:name="P10" style:family="paragraph" style:parent-style-name="Text_20_body">
      <style:text-properties fo:font-variant="normal" fo:text-transform="none" fo:color="#000000" style:font-name="Arial" fo:font-size="12pt" fo:letter-spacing="normal" fo:font-style="normal" fo:font-weight="normal" officeooo:rsid="0023f3d1" officeooo:paragraph-rsid="0023f3d1"/>
    </style:style>
    <style:style style:name="P11" style:family="paragraph" style:parent-style-name="Text_20_body">
      <style:text-properties fo:font-variant="normal" fo:text-transform="none" fo:color="#000000" style:font-name="Arial" fo:font-size="12pt" fo:letter-spacing="normal" fo:font-style="normal" fo:font-weight="normal" officeooo:rsid="0023f3d1" officeooo:paragraph-rsid="002c1ce1"/>
    </style:style>
    <style:style style:name="P12" style:family="paragraph" style:parent-style-name="Text_20_body">
      <style:text-properties fo:font-variant="normal" fo:text-transform="none" fo:color="#000000" style:font-name="Arial" fo:font-size="12pt" fo:letter-spacing="normal" fo:font-style="normal" fo:font-weight="normal" officeooo:rsid="001d88d1" officeooo:paragraph-rsid="001d88d1"/>
    </style:style>
    <style:style style:name="P13" style:family="paragraph" style:parent-style-name="Text_20_body">
      <style:text-properties fo:font-variant="normal" fo:text-transform="none" fo:color="#000000" style:font-name="Arial" fo:font-size="12pt" fo:letter-spacing="normal" fo:font-style="normal" fo:font-weight="normal" officeooo:rsid="001f8e82" officeooo:paragraph-rsid="001f8e82"/>
    </style:style>
    <style:style style:name="P14" style:family="paragraph" style:parent-style-name="Text_20_body">
      <style:text-properties fo:font-variant="normal" fo:text-transform="none" fo:color="#000000" style:font-name="Arial" fo:font-size="12pt" fo:letter-spacing="normal" fo:font-style="normal" fo:font-weight="normal" officeooo:rsid="002c1ce1" officeooo:paragraph-rsid="002c1ce1"/>
    </style:style>
    <style:style style:name="P15" style:family="paragraph" style:parent-style-name="Text_20_body">
      <style:text-properties fo:font-variant="normal" fo:text-transform="none" fo:color="#000000" style:font-name="Arial" fo:font-size="12pt" fo:letter-spacing="normal" fo:font-style="normal" fo:font-weight="normal" officeooo:rsid="002c1ce1" officeooo:paragraph-rsid="002d2fa9"/>
    </style:style>
    <style:style style:name="P16" style:family="paragraph" style:parent-style-name="Text_20_body">
      <style:text-properties fo:font-variant="normal" fo:text-transform="none" fo:color="#000000" style:font-name="Arial" fo:font-size="12pt" fo:letter-spacing="normal" fo:font-style="normal" fo:font-weight="normal" officeooo:rsid="002d2fa9" officeooo:paragraph-rsid="002d2fa9"/>
    </style:style>
    <style:style style:name="P17" style:family="paragraph" style:parent-style-name="Text_20_body">
      <style:text-properties fo:font-variant="normal" fo:text-transform="none" fo:color="#000000" style:font-name="Arial" fo:font-size="12pt" fo:letter-spacing="normal" fo:font-style="normal" fo:font-weight="normal" officeooo:paragraph-rsid="002ebe2f"/>
    </style:style>
    <style:style style:name="P18" style:family="paragraph" style:parent-style-name="Text_20_body">
      <style:text-properties fo:font-variant="normal" fo:text-transform="none" fo:color="#000000" style:font-name="Arial" fo:font-size="12pt" fo:letter-spacing="normal" fo:font-style="normal" style:text-underline-style="solid" style:text-underline-width="auto" style:text-underline-color="font-color" fo:font-weight="normal" officeooo:rsid="001f310d" officeooo:paragraph-rsid="001f310d" style:font-style-asian="normal" style:font-style-complex="normal"/>
    </style:style>
    <style:style style:name="P19" style:family="paragraph" style:parent-style-name="Text_20_body">
      <style:text-properties fo:font-variant="normal" fo:text-transform="none" fo:color="#000000" style:font-name="Arial" fo:font-size="12pt" fo:letter-spacing="normal" fo:font-style="normal" style:text-underline-style="none" fo:font-weight="normal" officeooo:rsid="001f310d" officeooo:paragraph-rsid="001f310d" style:font-style-asian="normal" style:font-style-complex="normal"/>
    </style:style>
    <style:style style:name="P20" style:family="paragraph" style:parent-style-name="Text_20_body">
      <style:text-properties fo:font-variant="normal" fo:text-transform="none" fo:color="#000000" style:font-name="Courier New" fo:font-size="12pt" fo:letter-spacing="normal" fo:font-style="normal" fo:font-weight="normal" officeooo:paragraph-rsid="0023f3d1"/>
    </style:style>
    <style:style style:name="P21" style:family="paragraph" style:parent-style-name="Text_20_body">
      <style:text-properties fo:font-variant="normal" fo:text-transform="none" fo:color="#000000" style:font-name="proxima-nova" fo:font-size="12pt" fo:letter-spacing="normal" fo:font-style="normal" fo:font-weight="normal" officeooo:paragraph-rsid="001ac59d"/>
    </style:style>
    <style:style style:name="P22" style:family="paragraph" style:parent-style-name="Text_20_body">
      <style:text-properties fo:font-variant="normal" fo:text-transform="none" fo:color="#000000" style:font-name="proxima-nova" fo:font-size="12pt" fo:letter-spacing="normal" fo:font-style="normal" fo:font-weight="normal" officeooo:paragraph-rsid="001bcf79"/>
    </style:style>
    <style:style style:name="P23" style:family="paragraph" style:parent-style-name="Text_20_body">
      <style:text-properties fo:font-variant="normal" fo:text-transform="none" fo:color="#000000" style:font-name="proxima-nova" fo:font-size="12pt" fo:letter-spacing="normal" fo:font-style="normal" fo:font-weight="normal" officeooo:paragraph-rsid="0023f3d1"/>
    </style:style>
    <style:style style:name="P24" style:family="paragraph" style:parent-style-name="Text_20_body">
      <style:text-properties fo:font-variant="normal" fo:text-transform="none" fo:color="#000000" style:font-name="proxima-nova" fo:font-size="12pt" fo:letter-spacing="normal" fo:font-style="normal" fo:font-weight="normal" officeooo:rsid="0023f3d1" officeooo:paragraph-rsid="0023f3d1"/>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18859d" officeooo:paragraph-rsid="0019acd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style:font-name="Arial"/>
    </style:style>
    <style:style style:name="P27" style:family="paragraph" style:parent-style-name="Text_20_body">
      <style:text-properties style:font-name="Arial" officeooo:rsid="0018859d" officeooo:paragraph-rsid="0018859d"/>
    </style:style>
    <style:style style:name="P28" style:family="paragraph" style:parent-style-name="Text_20_body">
      <style:text-properties style:font-name="Arial" officeooo:rsid="001d88d1" officeooo:paragraph-rsid="001d88d1"/>
    </style:style>
    <style:style style:name="P29" style:family="paragraph" style:parent-style-name="Text_20_body">
      <style:text-properties style:font-name="Arial" style:text-underline-style="none" officeooo:rsid="001f310d" officeooo:paragraph-rsid="001f310d"/>
    </style:style>
    <style:style style:name="P30" style:family="paragraph" style:parent-style-name="Text_20_body">
      <style:text-properties style:font-name="Arial" officeooo:rsid="001f8e82" officeooo:paragraph-rsid="001f8e82"/>
    </style:style>
    <style:style style:name="P31" style:family="paragraph" style:parent-style-name="Text_20_body">
      <style:text-properties officeooo:paragraph-rsid="001ac59d"/>
    </style:style>
    <style:style style:name="P32" style:family="paragraph" style:parent-style-name="Text_20_body">
      <style:text-properties officeooo:paragraph-rsid="001ce70b"/>
    </style:style>
    <style:style style:name="P33" style:family="paragraph" style:parent-style-name="Text_20_body">
      <style:text-properties officeooo:rsid="001d88d1" officeooo:paragraph-rsid="001d88d1"/>
    </style:style>
    <style:style style:name="P34" style:family="paragraph" style:parent-style-name="Text_20_body">
      <style:text-properties officeooo:rsid="001f310d" officeooo:paragraph-rsid="001f310d"/>
    </style:style>
    <style:style style:name="P35" style:family="paragraph" style:parent-style-name="Text_20_body">
      <style:text-properties officeooo:paragraph-rsid="001f310d"/>
    </style:style>
    <style:style style:name="P36" style:family="paragraph" style:parent-style-name="Text_20_body">
      <style:text-properties officeooo:paragraph-rsid="001f8e82"/>
    </style:style>
    <style:style style:name="P37" style:family="paragraph" style:parent-style-name="Text_20_body">
      <style:text-properties officeooo:paragraph-rsid="0023f3d1"/>
    </style:style>
    <style:style style:name="P38" style:family="paragraph" style:parent-style-name="Text_20_body">
      <style:text-properties officeooo:paragraph-rsid="002ebe2f"/>
    </style:style>
    <style:style style:name="P3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a3a3a" style:font-name="Courier New" fo:font-size="10.5pt" fo:letter-spacing="normal" fo:font-style="normal" fo:font-weight="normal" officeooo:paragraph-rsid="0019acd1" fo:background-color="#e5e5e5" loext:padding="0cm" loext:border="none"/>
    </style:style>
    <style:style style:name="P4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font-name="monospace" fo:font-size="10.5pt" fo:letter-spacing="normal" fo:font-style="normal" fo:font-weight="normal"/>
    </style:style>
    <style:style style:name="P4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officeooo:paragraph-rsid="0019acd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text-align="center" style:justify-single-word="false" fo:orphans="2" fo:widows="2" fo:text-indent="0cm" style:auto-text-indent="false"/>
      <style:text-properties style:font-name="Courier New" officeooo:rsid="0018859d"/>
    </style:style>
    <style:style style:name="P43" style:family="paragraph" style:parent-style-name="Text_20_body">
      <style:paragraph-properties fo:margin-left="0cm" fo:margin-right="0cm" fo:text-align="start" style:justify-single-word="false" fo:orphans="2" fo:widows="2" fo:text-indent="0cm" style:auto-text-indent="false"/>
      <style:text-properties style:font-name="Courier New" officeooo:rsid="0018859d"/>
    </style:style>
    <style:style style:name="P44"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45"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46"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d88d1"/>
    </style:style>
    <style:style style:name="P47"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Arial" fo:font-size="12pt" fo:letter-spacing="normal" fo:font-style="normal" fo:font-weight="normal" officeooo:rsid="001d88d1" officeooo:paragraph-rsid="001d88d1"/>
    </style:style>
    <style:style style:name="P48"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officeooo:rsid="0023f6e0" officeooo:paragraph-rsid="0023f6e0"/>
    </style:style>
    <style:style style:name="P4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0"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51"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52"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style>
    <style:style style:name="P53"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8859d"/>
    </style:style>
    <style:style style:name="P54"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19acd1"/>
    </style:style>
    <style:style style:name="P55"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8859d"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6" style:family="paragraph" style:parent-style-name="Preformatted_20_Text">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19acd1"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7"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58"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Preformatted_20_Text">
      <style:paragraph-properties fo:margin-top="0cm" fo:margin-bottom="0cm" loext:contextual-spacing="false" style:line-height-at-least="0.582cm" fo:orphans="2" fo:widows="2" fo:padding="0cm" fo:border="none"/>
    </style:style>
    <style:style style:name="P60" style:family="paragraph" style:parent-style-name="Preformatted_20_Text">
      <style:paragraph-properties fo:margin-top="0cm" fo:margin-bottom="0cm" loext:contextual-spacing="false" style:line-height-at-least="0.582cm" fo:orphans="2" fo:widows="2" fo:padding="0cm" fo:border="none"/>
      <style:text-properties officeooo:paragraph-rsid="0019acd1"/>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paragraph-rsid="002f304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3f6e0" officeooo:paragraph-rsid="0023f6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c1ce1" officeooo:paragraph-rsid="002c1ce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2d2fa9" officeooo:paragraph-rsid="002d2fa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font-name="Courier New" fo:font-size="12pt" fo:font-style="normal" fo:font-weight="normal" officeooo:paragraph-rsid="001fd424"/>
    </style:style>
    <style:style style:name="P68"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0.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3a3a3a" style:text-outline="false" style:text-line-through-style="none" style:text-line-through-type="none" style:font-name="Courier New"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font-variant="normal" fo:text-transform="none" fo:color="#00546f" style:text-outline="false" style:text-line-through-style="none" style:text-line-through-type="none" style:font-name="monospace" fo:font-size="10.5pt" fo:letter-spacing="normal" fo:font-style="normal" fo:text-shadow="none" style:text-underline-style="none" fo:font-weight="normal" officeooo:paragraph-rsid="00213e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itle">
      <style:text-properties style:font-name="Arial" officeooo:rsid="0018859d" officeooo:paragraph-rsid="0018859d"/>
    </style:style>
    <style:style style:name="P72" style:family="paragraph" style:parent-style-name="Text_20_body">
      <style:text-properties fo:font-variant="normal" fo:text-transform="none" fo:color="#000000" style:font-name="proxima-nova" fo:font-size="12pt" fo:letter-spacing="normal" fo:font-style="normal" fo:font-weight="normal" officeooo:rsid="002c1ce1" officeooo:paragraph-rsid="002d2fa9"/>
    </style:style>
    <style:style style:name="P73" style:family="paragraph" style:parent-style-name="Text_20_body">
      <style:text-properties fo:font-variant="normal" fo:text-transform="none" fo:color="#000000" style:font-name="Arial" fo:font-size="12pt" fo:letter-spacing="normal" fo:font-style="normal" fo:font-weight="normal" officeooo:paragraph-rsid="002ebe2f"/>
    </style:style>
    <style:style style:name="P74" style:family="paragraph" style:parent-style-name="Text_20_body">
      <style:text-properties fo:font-variant="normal" fo:text-transform="none" fo:color="#000000" style:font-name="Arial" fo:font-size="12pt" fo:letter-spacing="normal" fo:font-style="normal" fo:font-weight="normal" officeooo:rsid="002eeebb" officeooo:paragraph-rsid="002eeebb"/>
    </style:style>
    <style:style style:name="P75" style:family="paragraph" style:parent-style-name="Text_20_body">
      <style:text-properties fo:font-variant="normal" fo:text-transform="none" fo:color="#000000" style:font-name="Arial" fo:font-size="12pt" fo:letter-spacing="normal" fo:font-style="normal" fo:font-weight="normal" officeooo:rsid="002f2942" officeooo:paragraph-rsid="002f2942"/>
    </style:style>
    <style:style style:name="P76" style:family="paragraph" style:parent-style-name="Text_20_body">
      <style:text-properties fo:font-variant="normal" fo:text-transform="none" fo:color="#000000" style:font-name="Arial" fo:font-size="12pt" fo:letter-spacing="normal" fo:font-style="normal" fo:font-weight="normal" officeooo:rsid="002f304e" officeooo:paragraph-rsid="002f304e"/>
    </style:style>
    <style:style style:name="P77" style:family="paragraph" style:parent-style-name="Text_20_body">
      <style:text-properties officeooo:paragraph-rsid="00312b89"/>
    </style:style>
    <style:style style:name="P78" style:family="paragraph" style:parent-style-name="Text_20_body">
      <style:text-properties officeooo:rsid="00312b89" officeooo:paragraph-rsid="00312b89"/>
    </style:style>
    <style:style style:name="P79" style:family="paragraph" style:parent-style-name="Text_20_body">
      <style:text-properties style:font-name="Arial" officeooo:rsid="00330934" officeooo:paragraph-rsid="00330934"/>
    </style:style>
    <style:style style:name="P80" style:family="paragraph" style:parent-style-name="Heading_20_1">
      <style:text-properties officeooo:rsid="001ac59d" officeooo:paragraph-rsid="001ac59d"/>
    </style:style>
    <style:style style:name="P81" style:family="paragraph" style:parent-style-name="Heading_20_1">
      <style:text-properties style:font-name="Arial"/>
    </style:style>
    <style:style style:name="P82" style:family="paragraph" style:parent-style-name="Heading_20_1">
      <style:text-properties style:font-name="Arial" officeooo:rsid="001ac59d" officeooo:paragraph-rsid="001ac59d"/>
    </style:style>
    <style:style style:name="P83" style:family="paragraph" style:parent-style-name="Heading_20_1">
      <style:text-properties style:font-name="Arial" officeooo:paragraph-rsid="001ce70b"/>
    </style:style>
    <style:style style:name="P84" style:family="paragraph" style:parent-style-name="Heading_20_1">
      <style:text-properties style:font-name="Arial" officeooo:rsid="001f8e82" officeooo:paragraph-rsid="001f8e82"/>
    </style:style>
    <style:style style:name="P85" style:family="paragraph" style:parent-style-name="Heading_20_1">
      <style:text-properties officeooo:rsid="0023f3d1" officeooo:paragraph-rsid="0023f3d1"/>
    </style:style>
    <style:style style:name="P86" style:family="paragraph" style:parent-style-name="Heading_20_1">
      <style:text-properties officeooo:rsid="002ebe2f" officeooo:paragraph-rsid="002ebe2f"/>
    </style:style>
    <style:style style:name="P87" style:family="paragraph" style:parent-style-name="Heading_20_1">
      <style:text-properties officeooo:paragraph-rsid="00312b89"/>
    </style:style>
    <style:style style:name="T1" style:family="text">
      <style:text-properties fo:font-weight="normal"/>
    </style:style>
    <style:style style:name="T2" style:family="text">
      <style:text-properties fo:font-variant="normal" fo:text-transform="none" fo:color="#3a3a3a" fo:font-size="10.5pt" fo:letter-spacing="normal"/>
    </style:style>
    <style:style style:name="T3" style:family="text">
      <style:text-properties fo:font-variant="normal" fo:text-transform="none" fo:color="#3a3a3a" fo:font-size="10.5pt" fo:letter-spacing="normal" officeooo:rsid="002f304e"/>
    </style:style>
    <style:style style:name="T4" style:family="text">
      <style:text-properties fo:font-variant="normal" fo:text-transform="none" fo:color="#3a3a3a" style:font-name="Courier New" fo:font-size="10.5pt" fo:letter-spacing="normal" fo:font-style="normal" fo:font-weight="normal" fo:background-color="transparent" loext:char-shading-value="0" loext:padding="0cm" loext:border="none"/>
    </style:style>
    <style:style style:name="T5" style:family="text">
      <style:text-properties fo:font-variant="normal" fo:text-transform="none" fo:color="#3a3a3a" style:font-name="Courier New" fo:font-size="10.5pt" fo:letter-spacing="normal" fo:background-color="transparent" loext:char-shading-value="0" loext:padding="0cm" loext:border="none"/>
    </style:style>
    <style:style style:name="T6" style:family="text">
      <style:text-properties fo:font-variant="normal" fo:text-transform="none" fo:color="#3a3a3a" style:font-name="Courier New" fo:letter-spacing="normal" fo:background-color="transparent" loext:char-shading-value="0" loext:padding="0cm" loext:border="none"/>
    </style:style>
    <style:style style:name="T7" style:family="text">
      <style:text-properties fo:font-variant="normal" fo:text-transform="none" fo:color="#3a3a3a" fo:letter-spacing="normal"/>
    </style:style>
    <style:style style:name="T8" style:family="text">
      <style:text-properties fo:font-variant="normal" fo:text-transform="none" fo:color="#3a3a3a" style:font-name="Arial"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Arial" fo:font-size="12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officeooo:rsid="0019acd1"/>
    </style:style>
    <style:style style:name="T11" style:family="text">
      <style:text-properties fo:font-variant="normal" fo:text-transform="none" fo:color="#000000" style:font-name="Arial" fo:font-size="12pt" fo:letter-spacing="normal" fo:font-style="normal" fo:font-weight="normal" officeooo:rsid="001f8e82"/>
    </style:style>
    <style:style style:name="T12" style:family="text">
      <style:text-properties fo:font-variant="normal" fo:text-transform="none" fo:color="#000000" style:font-name="Arial" fo:font-size="12pt" fo:letter-spacing="normal" fo:font-style="normal" fo:font-weight="normal" style:font-size-asian="12pt" style:font-size-complex="12pt"/>
    </style:style>
    <style:style style:name="T13" style:family="text">
      <style:text-properties fo:font-variant="normal" fo:text-transform="none" fo:color="#000000" style:font-name="Arial" fo:font-size="12pt" fo:letter-spacing="normal" fo:font-style="normal" fo:font-weight="normal" style:font-size-asian="12pt" style:font-size-complex="12pt" loext:padding="0cm" loext:border="none"/>
    </style:style>
    <style:style style:name="T14" style:family="text">
      <style:text-properties fo:font-variant="normal" fo:text-transform="none" fo:color="#000000" style:font-name="Arial" fo:font-size="12pt" fo:letter-spacing="normal" fo:font-style="normal" fo:font-weight="normal" officeooo:rsid="0023f6e0"/>
    </style:style>
    <style:style style:name="T15" style:family="text">
      <style:text-properties fo:font-variant="normal" fo:text-transform="none" fo:color="#000000" style:font-name="Arial" fo:font-size="12pt" fo:letter-spacing="normal" fo:font-style="normal" fo:font-weight="normal" officeooo:rsid="002445a0"/>
    </style:style>
    <style:style style:name="T16"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tyle-asian="normal" style:font-style-complex="normal"/>
    </style:style>
    <style:style style:name="T17" style:family="text">
      <style:text-properties fo:font-variant="normal" fo:text-transform="none" fo:color="#000000" style:font-name="Arial" fo:font-size="12pt" fo:letter-spacing="normal" fo:font-style="normal" fo:font-weight="bold"/>
    </style:style>
    <style:style style:name="T18" style:family="text">
      <style:text-properties fo:font-variant="normal" fo:text-transform="none" fo:color="#000000" style:font-name="Arial" fo:font-size="12pt" fo:letter-spacing="normal" fo:font-style="normal" style:text-underline-style="none" fo:font-weight="normal" style:font-style-asian="normal" style:font-style-complex="normal"/>
    </style:style>
    <style:style style:name="T19" style:family="text">
      <style:text-properties fo:font-variant="normal" fo:text-transform="none" fo:color="#000000" style:font-name="Arial" fo:font-size="12pt" fo:letter-spacing="normal" fo:font-style="normal" style:text-underline-style="none" fo:font-weight="normal" officeooo:rsid="001f310d" style:font-style-asian="normal" style:font-style-complex="normal"/>
    </style:style>
    <style:style style:name="T20" style:family="text">
      <style:text-properties fo:font-variant="normal" fo:text-transform="none" fo:color="#000000" style:font-name="Arial" fo:font-size="12pt" fo:letter-spacing="normal" fo:font-style="normal" style:text-underline-style="none" fo:font-weight="bold" style:font-style-asian="normal" style:font-style-complex="normal"/>
    </style:style>
    <style:style style:name="T21" style:family="text">
      <style:text-properties fo:font-variant="normal" fo:text-transform="none" fo:color="#000000" style:font-name="Arial" fo:font-size="12pt" fo:letter-spacing="normal" fo:font-style="italic" fo:font-weight="normal" style:font-style-asian="italic" style:font-style-complex="italic"/>
    </style:style>
    <style:style style:name="T22" style:family="text">
      <style:text-properties fo:font-variant="normal" fo:text-transform="none" fo:color="#000000" style:font-name="Arial" fo:font-size="11.25pt" fo:letter-spacing="normal" fo:font-style="normal" fo:font-weight="normal" loext:padding="0cm" loext:border="none"/>
    </style:style>
    <style:style style:name="T23" style:family="text">
      <style:text-properties fo:font-variant="normal" fo:text-transform="none" fo:color="#000000" style:font-name="Arial" fo:font-size="11.25pt" fo:letter-spacing="normal" fo:font-style="normal" fo:font-weight="normal" officeooo:rsid="001f8e82" loext:padding="0cm" loext:border="none"/>
    </style:style>
    <style:style style:name="T24" style:family="text">
      <style:text-properties fo:font-variant="normal" fo:text-transform="none" fo:color="#000000" style:font-name="Arial" fo:font-size="11.25pt" fo:letter-spacing="normal" fo:font-style="normal" style:text-underline-style="none" fo:font-weight="normal" style:font-style-asian="normal" style:font-style-complex="normal" loext:padding="0cm" loext:border="none"/>
    </style:style>
    <style:style style:name="T25" style:family="text">
      <style:text-properties fo:font-variant="normal" fo:text-transform="none" fo:color="#000000" style:font-name="Arial" fo:font-size="11.25pt" fo:letter-spacing="normal" fo:font-style="normal" style:text-underline-style="none" fo:font-weight="normal" officeooo:rsid="001f310d" style:font-style-asian="normal" style:font-style-complex="normal" loext:padding="0cm" loext:border="none"/>
    </style:style>
    <style:style style:name="T26" style:family="text">
      <style:text-properties fo:font-variant="normal" fo:text-transform="none" fo:color="#000000" style:font-name="Arial" fo:letter-spacing="normal"/>
    </style:style>
    <style:style style:name="T27"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28" style:family="text">
      <style:text-properties fo:font-variant="normal" fo:text-transform="none" fo:color="#e94849" fo:font-size="10.5pt" fo:letter-spacing="normal"/>
    </style:style>
    <style:style style:name="T29" style:family="text">
      <style:text-properties fo:font-variant="normal" fo:text-transform="none" fo:color="#e94849" fo:font-size="10.5pt" fo:letter-spacing="normal" officeooo:rsid="002f304e"/>
    </style:style>
    <style:style style:name="T30" style:family="text">
      <style:text-properties fo:font-variant="normal" fo:text-transform="none" fo:color="#e94849" style:font-name="Courier New" fo:font-size="10.5pt" fo:letter-spacing="normal" fo:font-style="normal" fo:font-weight="normal" fo:background-color="transparent" loext:char-shading-value="0" loext:padding="0cm" loext:border="none"/>
    </style:style>
    <style:style style:name="T31" style:family="text">
      <style:text-properties fo:font-variant="normal" fo:text-transform="none" fo:color="#e94849" style:font-name="Courier New" fo:font-size="10.5pt" fo:letter-spacing="normal" fo:background-color="transparent" loext:char-shading-value="0" loext:padding="0cm" loext:border="none"/>
    </style:style>
    <style:style style:name="T32" style:family="text">
      <style:text-properties fo:font-variant="normal" fo:text-transform="none" fo:color="#e94849" fo:letter-spacing="normal" officeooo:rsid="002c1ce1"/>
    </style:style>
    <style:style style:name="T33" style:family="text">
      <style:text-properties style:font-name="proxima-nova"/>
    </style:style>
    <style:style style:name="T34" style:family="text">
      <style:text-properties style:font-name="proxima-nova" style:font-size-asian="12pt" style:font-size-complex="12pt" loext:padding="0cm" loext:border="none"/>
    </style:style>
    <style:style style:name="T35" style:family="text">
      <style:text-properties fo:font-size="11.25pt" loext:padding="0cm" loext:border="none"/>
    </style:style>
    <style:style style:name="T36" style:family="text">
      <style:text-properties fo:font-size="11.25pt" style:font-size-asian="12pt" style:font-size-complex="12pt" loext:padding="0cm" loext:border="none"/>
    </style:style>
    <style:style style:name="T37" style:family="text">
      <style:text-properties fo:color="#000000" style:font-name="Arial"/>
    </style:style>
    <style:style style:name="T38" style:family="text">
      <style:text-properties fo:color="#000000" style:font-name="Arial" fo:font-size="12pt"/>
    </style:style>
    <style:style style:name="T39" style:family="text">
      <style:text-properties fo:color="#000000" style:font-name="Arial" fo:font-size="12pt" fo:font-weight="normal"/>
    </style:style>
    <style:style style:name="T40" style:family="text">
      <style:text-properties fo:color="#000000" style:font-name="Courier New" fo:font-size="12pt"/>
    </style:style>
    <style:style style:name="T41" style:family="text">
      <style:text-properties style:font-name="Courier New"/>
    </style:style>
    <style:style style:name="T42" style:family="text">
      <style:text-properties officeooo:rsid="0019acd1"/>
    </style:style>
    <style:style style:name="T43" style:family="text">
      <style:text-properties style:font-name="Arial"/>
    </style:style>
    <style:style style:name="T44" style:family="text">
      <style:text-properties style:font-name="Arial" fo:font-size="11.25pt" loext:padding="0cm" loext:border="none"/>
    </style:style>
    <style:style style:name="T45" style:family="text">
      <style:text-properties style:font-name="Arial" style:font-size-asian="12pt" style:font-size-complex="12pt"/>
    </style:style>
    <style:style style:name="T46" style:family="text">
      <style:text-properties style:font-name="Arial" officeooo:rsid="0023f3d1" style:font-size-asian="12pt" style:font-size-complex="12pt"/>
    </style:style>
    <style:style style:name="T47" style:family="text">
      <style:text-properties style:font-name="Arial" style:font-size-asian="12pt" style:font-size-complex="12pt" loext:padding="0cm" loext:border="none"/>
    </style:style>
    <style:style style:name="T48" style:family="text">
      <style:text-properties style:font-name="Arial" officeooo:rsid="002c1ce1"/>
    </style:style>
    <style:style style:name="T49" style:family="text">
      <style:text-properties style:font-name="Arial" officeooo:rsid="002d2fa9"/>
    </style:style>
    <style:style style:name="T50" style:family="text">
      <style:text-properties officeooo:rsid="001ce70b"/>
    </style:style>
    <style:style style:name="T51"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style:text-outline="false" style:text-line-through-style="none" style:text-line-through-type="none" fo:text-shadow="none" style:text-underline-style="none" officeooo:rsid="001fd424"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style:text-outline="false" style:text-line-through-style="none" style:text-line-through-type="none" style:font-name="Arial" fo:text-shadow="none" style:text-underline-style="none"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4" style:family="text">
      <style:text-properties style:text-outline="false" style:text-line-through-style="none" style:text-line-through-type="none" style:font-name="Arial" fo:text-shadow="none" style:text-underline-style="none" officeooo:rsid="002c1ce1"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5" style:family="text">
      <style:text-properties officeooo:rsid="002227ca"/>
    </style:style>
    <style:style style:name="T56" style:family="text">
      <style:text-properties officeooo:rsid="0023f3d1"/>
    </style:style>
    <style:style style:name="T57" style:family="text">
      <style:text-properties officeooo:rsid="0023f6e0"/>
    </style:style>
    <style:style style:name="T58" style:family="text">
      <style:text-properties style:text-line-through-style="solid" style:text-line-through-type="single" style:font-name="proxima-nova" officeooo:rsid="002c1ce1" style:font-size-asian="12pt" style:font-size-complex="12pt" loext:padding="0cm" loext:border="none"/>
    </style:style>
    <style:style style:name="T59" style:family="text">
      <style:text-properties officeooo:rsid="002d2fa9"/>
    </style:style>
    <style:style style:name="T60" style:family="text">
      <style:text-properties officeooo:rsid="00312b89"/>
    </style:style>
    <style:style style:name="T61" style:family="text">
      <style:text-properties style:font-name="Arial"/>
    </style:style>
    <style:style style:name="T62" style:family="text">
      <style:text-properties style:font-name="Arial" officeooo:rsid="00312b89"/>
    </style:style>
    <style:style style:name="T63" style:family="text">
      <style:text-properties style:font-name="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Lab 1. <text:s/>Installing <text:span text:style-name="T55">and Using </text:span>Docker</text:p>
      <text:p text:style-name="P27"/>
      <text:p text:style-name="P6">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h text:style-name="P80" text:outline-level="1">Step 1. <text:s/>Install Docker</text:h>
      <text:p text:style-name="P45"><text:span text:style-name="T42">1. </text:span>First, update your existing list of packages:</text:p>
      <table:table table:name="Table6" table:style-name="Table6">
        <table:table-column table:style-name="Table6.A"/>
        <table:table-row>
          <table:table-cell table:style-name="Table6.A1" office:value-type="string">
            <text:p text:style-name="P56"><text:span text:style-name="Source_20_Text"><text:span text:style-name="T5">sudo apt update</text:span></text:span></text:p>
          </table:table-cell>
        </table:table-row>
      </table:table>
      <text:p text:style-name="P52"><text:span text:style-name="Source_20_Text"><text:span text:style-name="T4"/></text:span></text:p>
      <text:p text:style-name="P50"><text:span text:style-name="T10">2. </text:span><text:span text:style-name="T9">Next, install a few prerequisite packages which let </text:span><text:span text:style-name="Source_20_Text"><text:span text:style-name="T22">apt</text:span></text:span><text:span text:style-name="T9"> use packages over HTTPS:</text:span></text:p>
      <table:table table:name="Table5" table:style-name="Table5">
        <table:table-column table:style-name="Table5.A"/>
        <table:table-row>
          <table:table-cell table:style-name="Table5.A1" office:value-type="string">
            <text:p text:style-name="P53"><text:span text:style-name="Source_20_Text"><text:span text:style-name="T4">sudo apt install apt-transport-https ca-certificates curl software-properties-common</text:span></text:span></text:p>
          </table:table-cell>
        </table:table-row>
      </table:table>
      <text:p text:style-name="P57"><text:span text:style-name="Source_20_Text"><text:span text:style-name="T4"/></text:span></text:p>
      <text:p text:style-name="P45"><text:span text:style-name="T42">3. </text:span>Then add the GPG key for the official Docker repository to your system:</text:p>
      <table:table table:name="Table4" table:style-name="Table4">
        <table:table-column table:style-name="Table4.A"/>
        <table:table-row>
          <table:table-cell table:style-name="Table4.A1" office:value-type="string">
            <text:p text:style-name="P55"><text:span text:style-name="Source_20_Text"><text:span text:style-name="T5">curl -fsSL https://download.docker.com/linux/ubuntu/gpg | sudo apt-key add -</text:span></text:span></text:p>
          </table:table-cell>
        </table:table-row>
      </table:table>
      <text:p text:style-name="P52"><text:span text:style-name="Source_20_Text"><text:span text:style-name="T4"/></text:span></text:p>
      <text:p text:style-name="P45">Add the Docker repository to APT sources:</text:p>
      <text:p text:style-name="P53"><text:span text:style-name="Source_20_Text"><text:span text:style-name="T8"/></text:span></text:p>
      <table:table table:name="Table2" table:style-name="Table2" table:template-name="Default Style">
        <table:table-column table:style-name="Table2.A"/>
        <table:table-row table:style-name="Table2.1">
          <table:table-cell table:style-name="Table2.A1" office:value-type="string">
            <text:p text:style-name="P55"><text:span text:style-name="Source_20_Text"><text:span text:style-name="T5">sudo add-apt-repository "deb [arch=amd64] https://download.docker.com/linux/ubuntu </text:span></text:span><text:span text:style-name="Source_20_Text"><text:span text:style-name="T31">bionic</text:span></text:span><text:span text:style-name="Source_20_Text"><text:span text:style-name="T5"> stable"</text:span></text:span></text:p>
          </table:table-cell>
        </table:table-row>
      </table:table>
      <text:p text:style-name="P53"><text:span text:style-name="Source_20_Text"><text:span text:style-name="T4"/></text:span></text:p>
      <text:p text:style-name="P45"><text:span text:style-name="T42">4. </text:span>Next, update the package database with the Docker packages from the newly added repo:</text:p>
      <table:table table:name="Table3" table:style-name="Table3">
        <table:table-column table:style-name="Table3.A"/>
        <table:table-row>
          <table:table-cell table:style-name="Table3.A1" office:value-type="string">
            <text:p text:style-name="P55"><text:span text:style-name="Source_20_Text"><text:span text:style-name="T5">sudo apt update</text:span></text:span></text:p>
          </table:table-cell>
        </table:table-row>
      </table:table>
      <text:p text:style-name="P52"><text:span text:style-name="Source_20_Text"><text:span text:style-name="T4"/></text:span></text:p>
      <text:p text:style-name="P45"><text:span text:style-name="T42">5. </text:span>Make sure you are about to install from the Docker repo instead of the default Ubuntu repo:</text:p>
      <table:table table:name="Table1" table:style-name="Table1">
        <table:table-column table:style-name="Table1.A"/>
        <table:table-row>
          <table:table-cell table:style-name="Table1.A1" office:value-type="string">
            <text:p text:style-name="P52"><text:span text:style-name="Source_20_Text"><text:span text:style-name="T4">apt-cache policy docker-ce</text:span></text:span></text:p>
          </table:table-cell>
        </table:table-row>
      </table:table>
      <text:p text:style-name="P5"/>
      <text:p text:style-name="P6"><text:soft-page-break/></text:p>
      <text:p text:style-name="P6"/>
      <text:p text:style-name="P6">You'll see output like this, although the version number for Docker may be different:</text:p>
      <table:table table:name="Table7" table:style-name="Table7">
        <table:table-column table:style-name="Table7.A"/>
        <table:table-row>
          <table:table-cell table:style-name="Table7.A1" office:value-type="string">
            <text:p text:style-name="P39">Output of apt-cache policy docker-ce</text:p>
            <text:p text:style-name="P54"><text:span text:style-name="Source_20_Text"><text:span text:style-name="T4">docker-ce:</text:span></text:span></text:p>
            <text:p text:style-name="P60"><text:span text:style-name="Source_20_Text"><text:span text:style-name="T6"><text:s text:c="2"/></text:span></text:span><text:span text:style-name="Source_20_Text"><text:span text:style-name="T4">Installed: (none)</text:span></text:span></text:p>
            <text:p text:style-name="P60"><text:span text:style-name="Source_20_Text"><text:span text:style-name="T6"><text:s text:c="2"/></text:span></text:span><text:span text:style-name="Source_20_Text"><text:span text:style-name="T4">Candidate: </text:span></text:span><text:span text:style-name="Source_20_Text"><text:span text:style-name="T30">18.03.1~ce~3-0~ubuntu</text:span></text:span></text:p>
            <text:p text:style-name="P60"><text:span text:style-name="Source_20_Text"><text:span text:style-name="T6"><text:s text:c="2"/></text:span></text:span><text:span text:style-name="Source_20_Text"><text:span text:style-name="T4">Version table:</text:span></text:span></text:p>
            <text:p text:style-name="P60"><text:span text:style-name="Source_20_Text"><text:span text:style-name="T6"><text:s text:c="5"/></text:span></text:span><text:span text:style-name="Source_20_Text"><text:span text:style-name="T30">18.03.1~ce~3-0~ubuntu</text:span></text:span><text:span text:style-name="Source_20_Text"><text:span text:style-name="T4"> 500</text:span></text:span></text:p>
            <text:p text:style-name="P60"><text:span text:style-name="Source_20_Text"><text:span text:style-name="T6"><text:s text:c="8"/></text:span></text:span><text:span text:style-name="Source_20_Text"><text:span text:style-name="T4">500 https://download.docker.com/linux/ubuntu bionic/stable amd64 Packages</text:span></text:span></text:p>
            <text:p text:style-name="P25"/>
          </table:table-cell>
        </table:table-row>
      </table:table>
      <text:p text:style-name="P42"/>
      <text:p text:style-name="P42"/>
      <text:p text:style-name="P42"/>
      <text:p text:style-name="P43"><text:span text:style-name="T9">Notice that </text:span><text:span text:style-name="Source_20_Text"><text:span text:style-name="T22">docker-ce</text:span></text:span><text:span text:style-name="T9"> is not installed, but the candidate for installation is from the Docker repository for Ubuntu 18.04 (</text:span><text:span text:style-name="Source_20_Text"><text:span text:style-name="T22">bionic</text:span></text:span><text:span text:style-name="T9">).</text:span></text:p>
      <text:p text:style-name="Text_20_body"/>
      <table:table table:name="Table8" table:style-name="Table8">
        <table:table-column table:style-name="Table8.A"/>
        <table:table-row>
          <table:table-cell table:style-name="Table8.A1" office:value-type="string">
            <text:p text:style-name="P68">sudo apt install docker-ce</text:p>
          </table:table-cell>
        </table:table-row>
      </table:table>
      <text:p text:style-name="Text_20_body"/>
      <text:p text:style-name="P44">Docker should now be installed, the daemon started, and the process enabled to start on boot. Check that it's running:</text:p>
      <table:table table:name="Table9" table:style-name="Table9">
        <table:table-column table:style-name="Table9.A"/>
        <table:table-row>
          <table:table-cell table:style-name="Table9.A1" office:value-type="string">
            <text:p text:style-name="P41">sudo systemctl status docker</text:p>
          </table:table-cell>
        </table:table-row>
      </table:table>
      <text:p text:style-name="Text_20_body"/>
      <table:table table:name="Table10" table:style-name="Table10">
        <table:table-column table:style-name="Table10.A"/>
        <table:table-row>
          <table:table-cell table:style-name="Table10.A1" office:value-type="string">
            <text:p text:style-name="P58"><text:span text:style-name="Source_20_Text"><text:span text:style-name="T5">Output</text:span></text:span></text:p>
            <text:p text:style-name="P59"><text:span text:style-name="Source_20_Text"><text:span text:style-name="T6">● </text:span></text:span><text:span text:style-name="Source_20_Text"><text:span text:style-name="T4">docker.service - Docker Application Container Engine</text:span></text:span></text:p>
            <text:p text:style-name="P59"><text:span text:style-name="Source_20_Text"><text:span text:style-name="T6"><text:s text:c="3"/></text:span></text:span><text:span text:style-name="Source_20_Text"><text:span text:style-name="T4">Loaded: loaded (/lib/systemd/system/docker.service; enabled; vendor preset: enabled)</text:span></text:span></text:p>
            <text:p text:style-name="P59"><text:span text:style-name="Source_20_Text"><text:span text:style-name="T6"><text:s text:c="3"/></text:span></text:span><text:span text:style-name="Source_20_Text"><text:span text:style-name="T4">Active: active (running) since Thu 2018-07-05 15:08:39 UTC; 2min 55s ago</text:span></text:span></text:p>
            <text:p text:style-name="P59"><text:span text:style-name="Source_20_Text"><text:span text:style-name="T6"><text:s text:c="5"/></text:span></text:span><text:span text:style-name="Source_20_Text"><text:span text:style-name="T4">Docs: https://docs.docker.com</text:span></text:span></text:p>
            <text:p text:style-name="P59"><text:span text:style-name="Source_20_Text"><text:span text:style-name="T6"><text:s/></text:span></text:span><text:span text:style-name="Source_20_Text"><text:span text:style-name="T4">Main PID: 10096 (dockerd)</text:span></text:span></text:p>
            <text:p text:style-name="P59"><text:span text:style-name="Source_20_Text"><text:span text:style-name="T6"><text:s text:c="4"/></text:span></text:span><text:span text:style-name="Source_20_Text"><text:span text:style-name="T4">Tasks: 16</text:span></text:span></text:p>
            <text:p text:style-name="P59"><text:span text:style-name="Source_20_Text"><text:span text:style-name="T6"><text:s text:c="3"/></text:span></text:span><text:span text:style-name="Source_20_Text"><text:span text:style-name="T4">CGroup: /system.slice/docker.service</text:span></text:span></text:p>
            <text:p text:style-name="P59"><text:span text:style-name="Source_20_Text"><text:span text:style-name="T6"><text:s text:c="11"/>├─</text:span></text:span><text:span text:style-name="Source_20_Text"><text:span text:style-name="T4">10096 /usr/bin/dockerd -H fd://</text:span></text:span></text:p>
            <text:p text:style-name="P59"><text:span text:style-name="Source_20_Text"><text:span text:style-name="T6"><text:s text:c="11"/>└─</text:span></text:span><text:span text:style-name="Source_20_Text"><text:span text:style-name="T4">10113 docker-containerd --config /var/run/docker/containerd/containerd.toml</text:span></text:span></text:p>
            <text:p text:style-name="P61"/>
          </table:table-cell>
        </table:table-row>
      </table:table>
      <text:p text:style-name="P40"/>
      <text:p text:style-name="P40"><text:soft-page-break/></text:p>
      <text:h text:style-name="P82" text:outline-level="1">Step 2. <text:s/>Running Docker without needing sudo </text:h>
      <text:p text:style-name="P31"><text:span text:style-name="T9">By default, the </text:span><text:span text:style-name="Source_20_Text"><text:span text:style-name="T22">docker</text:span></text:span><text:span text:style-name="T26"> </text:span><text:span text:style-name="T9">command can only be run the </text:span><text:span text:style-name="Strong_20_Emphasis"><text:span text:style-name="T9">root</text:span></text:span><text:span text:style-name="T26"> </text:span><text:span text:style-name="T9">user or by a user in the </text:span><text:span text:style-name="Strong_20_Emphasis"><text:span text:style-name="T9">docker</text:span></text:span><text:span text:style-name="T26"> </text:span><text:span text:style-name="T9">group, which is automatically created during Docker's installation process. If you attempt to run the </text:span><text:span text:style-name="Source_20_Text"><text:span text:style-name="T22">docker</text:span></text:span><text:span text:style-name="T26"> </text:span><text:span text:style-name="T9">command without prefixing it with </text:span><text:span text:style-name="Source_20_Text"><text:span text:style-name="T22">sudo</text:span></text:span><text:span text:style-name="T26"> </text:span><text:span text:style-name="T9">or without being in the </text:span><text:span text:style-name="Strong_20_Emphasis"><text:span text:style-name="T9">docker</text:span></text:span><text:span text:style-name="T26"> </text:span><text:span text:style-name="T9">group, you'll get an output like this:</text:span></text:p>
      <table:table table:name="Table11" table:style-name="Table11">
        <table:table-column table:style-name="Table11.A"/>
        <table:table-row>
          <table:table-cell table:style-name="Table11.A1" office:value-type="string">
            <text:p text:style-name="P58"><text:span text:style-name="Source_20_Text"><text:span text:style-name="T5">Output</text:span></text:span></text:p>
            <text:p text:style-name="P59"><text:span text:style-name="Source_20_Text"><text:span text:style-name="T4">docker: Cannot connect to the Docker daemon. Is the docker daemon running on this host?.</text:span></text:span></text:p>
            <text:p text:style-name="P59"><text:span text:style-name="Source_20_Text"><text:span text:style-name="T4">See 'docker run --help'.</text:span></text:span></text:p>
            <text:p text:style-name="P61"/>
          </table:table-cell>
        </table:table-row>
      </table:table>
      <text:p text:style-name="P21"/>
      <text:p text:style-name="P31"><text:span text:style-name="T9">If you want to avoid typing </text:span><text:span text:style-name="Source_20_Text"><text:span text:style-name="T22">sudo</text:span></text:span><text:span text:style-name="T9"> whenever you run the </text:span><text:span text:style-name="Source_20_Text"><text:span text:style-name="T22">docker</text:span></text:span><text:span text:style-name="T9"> command, add your username to the </text:span><text:span text:style-name="Source_20_Text"><text:span text:style-name="T22">docker</text:span></text:span><text:span text:style-name="T9"> group:</text:span></text:p>
      <text:p text:style-name="P21"/>
      <table:table table:name="Table12" table:style-name="Table12">
        <table:table-column table:style-name="Table12.A"/>
        <table:table-row>
          <table:table-cell table:style-name="Table12.A1" office:value-type="string">
            <text:p text:style-name="P68">sudo usermod -aG docker ${USER}</text:p>
          </table:table-cell>
        </table:table-row>
      </table:table>
      <text:p text:style-name="P7"/>
      <text:p text:style-name="P7">To apply the new group membership, log out of the server and back in, or type the following:</text:p>
      <text:p text:style-name="P22"/>
      <table:table table:name="Table13" table:style-name="Table13">
        <table:table-column table:style-name="Table13.A"/>
        <table:table-row table:style-name="Table13.1">
          <table:table-cell table:style-name="Table13.A1" office:value-type="string">
            <text:p text:style-name="P68">su - ${USER}</text:p>
          </table:table-cell>
        </table:table-row>
      </table:table>
      <text:p text:style-name="P4"/>
      <text:p text:style-name="P2"/>
      <text:p text:style-name="P2"><text:span text:style-name="T38">Confirm that your user is now added to the </text:span><text:span text:style-name="Strong_20_Emphasis"><text:span text:style-name="T39">docker</text:span></text:span><text:span text:style-name="T37"> </text:span><text:span text:style-name="T38">group by typing:</text:span></text:p>
      <text:p text:style-name="P3"/>
      <table:table table:name="Table14" table:style-name="Table14">
        <table:table-column table:style-name="Table14.A"/>
        <table:table-row>
          <table:table-cell table:style-name="Table14.A1" office:value-type="string">
            <text:p text:style-name="P1">id -nG</text:p>
          </table:table-cell>
        </table:table-row>
      </table:table>
      <text:p text:style-name="P2"/>
      <text:h text:style-name="P81" text:outline-level="1"/>
      <text:p text:style-name="P26"/>
      <text:p text:style-name="P26"/>
      <text:p text:style-name="P26"/>
      <text:p text:style-name="P26"/>
      <text:p text:style-name="P26"/>
      <text:p text:style-name="P26"/>
      <text:p text:style-name="P26"/>
      <text:p text:style-name="P26"/>
      <text:p text:style-name="P26"><text:soft-page-break/></text:p>
      <text:p text:style-name="P26"/>
      <text:h text:style-name="P83" text:outline-level="1">Step 3. <text:span text:style-name="T50">Using Docker</text:span></text:h>
      <text:p text:style-name="P32"><text:span text:style-name="T9">Docker containers are built from Docker images. By default, Docker pulls these images from </text:span><text:a xlink:type="simple" xlink:href="https://hub.docker.com/" text:style-name="Internet_20_link" text:visited-style-name="Visited_20_Internet_20_Link"><text:span text:style-name="T27">Docker Hub</text:span></text:a><text:span text:style-name="T9">, a Docker registry managed by Docker, the company behind the Docker project. Anyone can host their Docker images on Docker Hub, so most applications and Linux distributions you'll need will have images hosted there.</text:span></text:p>
      <text:p text:style-name="P46">To check whether you can access and download images from Docker Hub:</text:p>
      <text:p text:style-name="P12">First, you must login to the docker repo using docker login like so:</text:p>
      <table:table table:name="Table16" table:style-name="Table16">
        <table:table-column table:style-name="Table16.A"/>
        <table:table-row>
          <table:table-cell table:style-name="Table16.A1" office:value-type="string">
            <text:p text:style-name="P62">docker login</text:p>
          </table:table-cell>
        </table:table-row>
      </table:table>
      <text:p text:style-name="P12"/>
      <text:p text:style-name="P12">Docker will prompt you for your login name and password. </text:p>
      <text:p text:style-name="P47">Once you are logged in, run the following command:</text:p>
      <table:table table:name="Table15" table:style-name="Table15">
        <table:table-column table:style-name="Table15.A"/>
        <table:table-row>
          <table:table-cell table:style-name="Table15.A1" office:value-type="string">
            <text:p text:style-name="P68">docker run hello-world</text:p>
          </table:table-cell>
        </table:table-row>
      </table:table>
      <text:p text:style-name="Text_20_body"><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You should see output that looks something like this:</text:p>
      <table:table table:name="Table17" table:style-name="Table17">
        <table:table-column table:style-name="Table17.A"/>
        <table:table-row>
          <table:table-cell table:style-name="Table17.A1" office:value-type="string">
            <text:p text:style-name="P62">Unable to find image 'hello-world:latest' locally</text:p>
            <text:p text:style-name="P62">latest: Pulling from library/hello-world</text:p>
            <text:p text:style-name="P62">1b930d010525: Pull complete </text:p>
            <text:p text:style-name="P62">Digest: sha256:92695bc579f31df7a63da6922075d0666e565ceccad16b59c3374d2cf4e8e50e</text:p>
            <text:p text:style-name="P62">Status: Downloaded newer image for hello-world:latest</text:p>
            <text:p text:style-name="P62"/>
            <text:p text:style-name="P62">Hello from Docker!</text:p>
            <text:p text:style-name="P62">This message shows that your installation appears to be working correctly.</text:p>
            <text:p text:style-name="P62"/>
            <text:p text:style-name="P62">To generate this message, Docker took the following steps:</text:p>
            <text:p text:style-name="P62"><text:s/>1. The Docker client contacted the Docker daemon.</text:p>
            <text:p text:style-name="P62"><text:s/>2. The Docker daemon pulled the "hello-world" image from the Docker Hub.</text:p>
            <text:p text:style-name="P62"><text:s text:c="4"/>(amd64)</text:p>
            <text:p text:style-name="P62"><text:s/>3. The Docker daemon created a new container from that image which runs the</text:p>
            <text:p text:style-name="P62"><text:s text:c="4"/>executable that produces the output you are currently reading.</text:p>
            <text:p text:style-name="P62"><text:s/>4. The Docker daemon streamed that output to the Docker client, which sent it</text:p>
            <text:p text:style-name="P62"><text:s text:c="4"/>to your terminal.</text:p>
            <text:p text:style-name="P62"/>
            <text:p text:style-name="P62">To try something more ambitious, you can run an Ubuntu container with:</text:p>
            <text:p text:style-name="P62"><text:s/>$ docker run -it ubuntu bash</text:p>
            <text:p text:style-name="P62"/>
            <text:p text:style-name="P62">Share images, automate workflows, and more with a free Docker ID:</text:p>
            <text:p text:style-name="P62"><text:s/>https://hub.docker.com/</text:p>
            <text:p text:style-name="P62"/>
            <text:p text:style-name="P62">For more examples and ideas, visit:</text:p>
            <text:p text:style-name="P62"><text:s/>https://docs.docker.com/get-started/</text:p>
          </table:table-cell>
        </table:table-row>
      </table:table>
      <text:p text:style-name="P28"/>
      <text:p text:style-name="P33"><text:span text:style-name="T9">Docker was initially unable to find the </text:span><text:span text:style-name="Source_20_Text"><text:span text:style-name="T22">hello-world</text:span></text:span><text:span text:style-name="T26"> </text:span><text:span text:style-name="T9">image locally, so it downloaded the image from Docker Hub, which is the default repository. Once the image downloaded, Docker created a container from the image and the application within the container executed, displaying the message.</text:span></text:p>
      <text:p text:style-name="P12"/>
      <text:p text:style-name="P34"><text:span text:style-name="T9">Search for the </text:span><text:span text:style-name="T21">ubuntu</text:span><text:span text:style-name="T16"> </text:span><text:span text:style-name="T18">image by running the following command:</text:span></text:p>
      <table:table table:name="Table18" table:style-name="Table18">
        <table:table-column table:style-name="Table18.A"/>
        <table:table-row>
          <table:table-cell table:style-name="Table18.A1" office:value-type="string">
            <text:p text:style-name="P68">docker search ubuntu</text:p>
          </table:table-cell>
        </table:table-row>
      </table:table>
      <text:p text:style-name="P18"/>
      <text:p text:style-name="P19"><text:soft-page-break/>The script will crawl Docker Hub and return a listing of all images whose name match the search string. In this case, the output will be similar to this:</text:p>
      <table:table table:name="Table19" table:style-name="Table19">
        <table:table-column table:style-name="Table19.A"/>
        <table:table-row>
          <table:table-cell table:style-name="Table19.A1" office:value-type="string">
            <text:p text:style-name="P62">NAME <text:s text:c="50"/>DESCRIPTION <text:s text:c="36"/>STARS <text:s text:c="14"/>OFFICIAL <text:s text:c="11"/>AUTOMATED</text:p>
            <text:p text:style-name="P62">ubuntu <text:s text:c="48"/>Ubuntu is a Debian-based Linux operating sys… <text:s text:c="2"/>9435 <text:s text:c="15"/>[OK] <text:s text:c="15"/></text:p>
            <text:p text:style-name="P62">dorowu/ubuntu-desktop-lxde-vnc <text:s text:c="24"/>Docker image to provide HTML5 VNC interface … <text:s text:c="2"/>292 <text:s text:c="36"/>[OK]</text:p>
            <text:p text:style-name="P62">rastasheep/ubuntu-sshd <text:s text:c="32"/>Dockerized SSH service, built on top of offi… <text:s text:c="2"/>212 <text:s text:c="36"/>[OK]</text:p>
            <text:p text:style-name="P62">consol/ubuntu-xfce-vnc <text:s text:c="32"/>Ubuntu container with "headless" VNC session… <text:s text:c="2"/>173 <text:s text:c="36"/>[OK]</text:p>
            <text:p text:style-name="P62">ubuntu-upstart <text:s text:c="40"/>Upstart is an event-based replacement for th… <text:s text:c="2"/>97 <text:s text:c="17"/>[OK] <text:s text:c="15"/></text:p>
            <text:p text:style-name="P62">ansible/ubuntu14.04-ansible <text:s text:c="27"/>Ubuntu 14.04 LTS with ansible <text:s text:c="18"/>96 <text:s text:c="37"/>[OK]</text:p>
            <text:p text:style-name="P62">neurodebian <text:s text:c="43"/>NeuroDebian provides neuroscience research s… <text:s text:c="2"/>56 <text:s text:c="17"/>[OK] <text:s text:c="15"/></text:p>
            <text:p text:style-name="P62">1and1internet/ubuntu-16-nginx-php-phpmyadmin-mysql-5 <text:s text:c="2"/>ubuntu-16-nginx-php-phpmyadmin-mysql-5 <text:s text:c="9"/>50 <text:s text:c="37"/>[OK]</text:p>
            <text:p text:style-name="P62">ubuntu-debootstrap <text:s text:c="36"/>debootstrap --variant=minbase --components=m… <text:s text:c="2"/>40 <text:s text:c="17"/>[OK] <text:s text:c="15"/></text:p>
            <text:p text:style-name="P62">nuagebec/ubuntu <text:s text:c="39"/>Simple always updated Ubuntu docker images w… <text:s text:c="2"/>23 <text:s text:c="37"/>[OK]</text:p>
            <text:p text:style-name="P62">i386/ubuntu <text:s text:c="43"/>Ubuntu is a Debian-based Linux operating sys… <text:s text:c="2"/>17 <text:s text:c="37"/></text:p>
            <text:p text:style-name="P62">ppc64le/ubuntu <text:s text:c="40"/>Ubuntu is a Debian-based Linux operating sys… <text:s text:c="2"/>13 <text:s text:c="37"/></text:p>
            <text:p text:style-name="P62">1and1internet/ubuntu-16-apache-php-7.0 <text:s text:c="16"/>ubuntu-16-apache-php-7.0 <text:s text:c="23"/>13 <text:s text:c="37"/>[OK]</text:p>
            <text:p text:style-name="P62">eclipse/ubuntu_jdk8 <text:s text:c="35"/>Ubuntu, JDK8, Maven 3, git, curl, nmap, mc, … <text:s text:c="2"/>10 <text:s text:c="37"/>[OK]</text:p>
            <text:p text:style-name="P62">darksheer/ubuntu <text:s text:c="38"/>Base Ubuntu Image -- Updated hourly <text:s text:c="12"/>5 <text:s text:c="38"/>[OK]</text:p>
            <text:p text:style-name="P62">codenvy/ubuntu_jdk8 <text:s text:c="35"/>Ubuntu, JDK8, Maven 3, git, curl, nmap, mc, … <text:s text:c="2"/>5 <text:s text:c="38"/>[OK]</text:p>
            <text:p text:style-name="P62">pivotaldata/ubuntu <text:s text:c="36"/>A quick freshening-up of the base Ubuntu doc… <text:s text:c="2"/>2 <text:s text:c="38"/></text:p>
            <text:p text:style-name="P62">paasmule/bosh-tools-ubuntu <text:s text:c="28"/>Ubuntu based bosh-cli <text:s text:c="26"/>1 <text:s text:c="38"/>[OK]</text:p>
            <text:p text:style-name="P62">smartentry/ubuntu <text:s text:c="37"/>ubuntu with <text:soft-page-break/>smartentry <text:s text:c="25"/>1 <text:s text:c="38"/>[OK]</text:p>
            <text:p text:style-name="P62">1and1internet/ubuntu-16-sshd <text:s text:c="26"/>ubuntu-16-sshd <text:s text:c="33"/>1 <text:s text:c="38"/>[OK]</text:p>
            <text:p text:style-name="P62">1and1internet/ubuntu-16-php-7.1 <text:s text:c="23"/>ubuntu-16-php-7.1 <text:s text:c="30"/>1 <text:s text:c="38"/>[OK]</text:p>
            <text:p text:style-name="P62">ossobv/ubuntu <text:s text:c="41"/>Custom ubuntu image from scratch (based on o… <text:s text:c="2"/>0 <text:s text:c="38"/></text:p>
            <text:p text:style-name="P62">pivotaldata/ubuntu-gpdb-dev <text:s text:c="27"/>Ubuntu images for GPDB development <text:s text:c="13"/>0 <text:s text:c="38"/></text:p>
            <text:p text:style-name="P62">1and1internet/ubuntu-16-healthcheck <text:s text:c="19"/>ubuntu-16-healthcheck <text:s text:c="26"/>0 <text:s text:c="38"/>[OK]</text:p>
            <text:p text:style-name="P62">1and1internet/ubuntu-16-rspec <text:s text:c="25"/>ubuntu-16-rspec <text:s text:c="32"/>0 <text:s text:c="38"/>[OK]</text:p>
          </table:table-cell>
        </table:table-row>
      </table:table>
      <text:p text:style-name="P18"/>
      <text:p text:style-name="P34"><text:span text:style-name="T18">In the </text:span><text:span text:style-name="Strong_20_Emphasis"><text:span text:style-name="T20">OFFICIAL</text:span></text:span><text:span text:style-name="T18"> column, </text:span><text:span text:style-name="Strong_20_Emphasis"><text:span text:style-name="T20">OK</text:span></text:span><text:span text:style-name="T18"> indicates an image built and supported by the company behind the project. Once you've identified the image that you would like to use, you can download it to your computer using the </text:span><text:span text:style-name="Source_20_Text"><text:span text:style-name="T24">pull</text:span></text:span><text:span text:style-name="T18"> subcommand.</text:span></text:p>
      <text:p text:style-name="P29">Run the following command:</text:p>
      <table:table table:name="Table20" table:style-name="Table20">
        <table:table-column table:style-name="Table20.A"/>
        <table:table-row>
          <table:table-cell table:style-name="Table20.A1" office:value-type="string">
            <text:p text:style-name="P68">docker pull ubuntu</text:p>
          </table:table-cell>
        </table:table-row>
      </table:table>
      <text:p text:style-name="P35"><text:line-break/><text:span text:style-name="T19">You'll see the following output:</text:span></text:p>
      <table:table table:name="Table21" table:style-name="Table21">
        <table:table-column table:style-name="Table21.A"/>
        <table:table-row>
          <table:table-cell table:style-name="Table21.A1" office:value-type="string">
            <text:p text:style-name="P62">Using default tag: latest</text:p>
            <text:p text:style-name="P62">latest: Pulling from library/ubuntu</text:p>
            <text:p text:style-name="P62">898c46f3b1a1: Pull complete </text:p>
            <text:p text:style-name="P62">63366dfa0a50: Pull complete </text:p>
            <text:p text:style-name="P62">041d4cd74a92: Pull complete </text:p>
            <text:p text:style-name="P62">6e1bee0f8701: Pull complete </text:p>
            <text:p text:style-name="P62">Digest: sha256:017eef0b616011647b269b5c65826e2e2ebddbe5d1f8c1e56b3599fb14fabec8</text:p>
            <text:p text:style-name="P62">Status: Downloaded newer image for ubuntu:latest</text:p>
          </table:table-cell>
        </table:table-row>
      </table:table>
      <text:p text:style-name="P18"/>
      <text:p text:style-name="P35"><text:span text:style-name="T19">After an image has been downloaded, you can then run a container using the downloaded image with the </text:span><text:span text:style-name="Source_20_Text"><text:span text:style-name="T25">run</text:span></text:span><text:span text:style-name="T19"> subcommand. As you saw with the </text:span><text:span text:style-name="Source_20_Text"><text:span text:style-name="T25">hello-world</text:span></text:span><text:span text:style-name="T19"> example, if an image has not been downloaded when </text:span><text:span text:style-name="Source_20_Text"><text:span text:style-name="T25">docker</text:span></text:span><text:span text:style-name="T19"> is executed with the </text:span><text:span text:style-name="Source_20_Text"><text:span text:style-name="T25">run</text:span></text:span><text:span text:style-name="T19"> subcommand, the Docker client will first download the image, then run a container using it.</text:span></text:p>
      <table:table table:name="Table22" table:style-name="Table22">
        <table:table-column table:style-name="Table22.A"/>
        <table:table-row>
          <table:table-cell table:style-name="Table22.A1" office:value-type="string">
            <text:p text:style-name="P68">docker images</text:p>
          </table:table-cell>
        </table:table-row>
      </table:table>
      <text:p text:style-name="P18"/>
      <text:p text:style-name="P19"/>
      <text:p text:style-name="P19"/>
      <text:p text:style-name="P19"><text:soft-page-break/></text:p>
      <text:p text:style-name="P19"/>
      <text:p text:style-name="P19"/>
      <text:p text:style-name="P19">The output should look similar to the following:</text:p>
      <table:table table:name="Table23" table:style-name="Table23">
        <table:table-column table:style-name="Table23.A"/>
        <table:table-row>
          <table:table-cell table:style-name="Table23.A1" office:value-type="string">
            <text:p text:style-name="P62">REPOSITORY <text:s text:c="9"/>TAG <text:s text:c="16"/>IMAGE ID <text:s text:c="11"/>CREATED <text:s text:c="12"/>SIZE</text:p>
            <text:p text:style-name="P62">ubuntu <text:s text:c="13"/>latest <text:s text:c="13"/>94e814e2efa8 <text:s text:c="7"/>5 weeks ago <text:s text:c="8"/>88.9MB</text:p>
            <text:p text:style-name="P62">hello-world <text:s text:c="8"/>latest <text:s text:c="13"/>fce289e99eb9 <text:s text:c="7"/>3 months ago <text:s text:c="7"/>1.84kB</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h text:style-name="P84" text:outline-level="1">Step 4. <text:s/>Running a docker container. </text:h>
      <text:p text:style-name="P30"/>
      <text:p text:style-name="P36"><text:span text:style-name="T11">The </text:span><text:span text:style-name="Source_20_Text"><text:span text:style-name="T23">hello-world</text:span></text:span><text:span text:style-name="T11"> container you ran in the previous step is an example of a container that runs and exits after emitting a test message. Containers can be much more useful than that, and they can be interactive. After all, they are similar to virtual machines, only more resource-friendly.</text:span></text:p>
      <text:p text:style-name="P51"><text:span text:style-name="T9">As an example, let's run a container using the latest image of Ubuntu. The combination of the </text:span><text:span text:style-name="Strong_20_Emphasis"><text:span text:style-name="T17">-i</text:span></text:span><text:span text:style-name="T9"> and </text:span><text:span text:style-name="Strong_20_Emphasis"><text:span text:style-name="T17">-t</text:span></text:span><text:span text:style-name="T9">switches gives you interactive shell access into the container. </text:span><text:span text:style-name="T14">Run the following:</text:span></text:p>
      <table:table table:name="Table24" table:style-name="Table24">
        <table:table-column table:style-name="Table24.A"/>
        <table:table-row>
          <table:table-cell table:style-name="Table24.A1" office:value-type="string">
            <text:p text:style-name="P69">docker run -it ubuntu</text:p>
          </table:table-cell>
        </table:table-row>
      </table:table>
      <text:p text:style-name="P13"/>
      <text:p text:style-name="P13">Your command prompt should change to reflect the fact that you're now working inside the container and should take this form:</text:p>
      <table:table table:name="Table25" table:style-name="Table25">
        <table:table-column table:style-name="Table25.A"/>
        <table:table-row>
          <table:table-cell table:style-name="Table25.A1" office:value-type="string">
            <text:p text:style-name="P62">root@d3f35ad6e4ff:/# </text:p>
          </table:table-cell>
        </table:table-row>
      </table:table>
      <text:p text:style-name="P8"/>
      <text:p text:style-name="P8">Note the container id in the command prompt. In this example, it is <text:span text:style-name="Source_20_Text"><text:span text:style-name="T44">d9b100f2f636</text:span></text:span>. You'll need that container ID later to identify the container when you want to remove it.</text:p>
      <text:p text:style-name="P50"><text:span text:style-name="T9">Now you can run any command inside the container. For example, let's update the package database inside the container. You don't need to prefix any command with </text:span><text:span text:style-name="Source_20_Text"><text:span text:style-name="T22">sudo</text:span></text:span><text:span text:style-name="T9">, because you're operating inside the container as the </text:span><text:span text:style-name="Strong_20_Emphasis"><text:span text:style-name="T17">root</text:span></text:span><text:span text:style-name="T9"> user</text:span></text:p>
      <text:p text:style-name="P48">Run the apt-update command inside your container. </text:p>
      <table:table table:name="Table26" table:style-name="Table26">
        <table:table-column table:style-name="Table26.A"/>
        <table:table-row>
          <table:table-cell table:style-name="Table26.A1" office:value-type="string">
            <text:p text:style-name="P67"><text:a xlink:type="simple" xlink:href="mailto:root@d3f35ad6e4ff" text:style-name="Internet_20_link" text:visited-style-name="Visited_20_Internet_20_Link">root@d3f35ad6e4ff</text:a><text:span text:style-name="T51">:/# </text:span><text:span text:style-name="T52">apt-update</text:span></text:p>
          </table:table-cell>
        </table:table-row>
      </table:table>
      <text:p text:style-name="P8"/>
      <text:p text:style-name="P8">Then install <text:span text:style-name="T57">the node.js application.</text:span></text:p>
      <table:table table:name="Table27" table:style-name="Table27">
        <table:table-column table:style-name="Table27.A"/>
        <table:table-row>
          <table:table-cell table:style-name="Table27.A1" office:value-type="string">
            <text:p text:style-name="P70"><text:a xlink:type="simple" xlink:href="mailto:root@d3f35ad6e4ff" text:style-name="Internet_20_link" text:visited-style-name="Visited_20_Internet_20_Link">root@d3f35ad6e4ff</text:a><text:span text:style-name="T40">:/# </text:span><text:span text:style-name="T41">apt install nodejs</text:span></text:p>
          </table:table-cell>
        </table:table-row>
      </table:table>
      <text:p text:style-name="P8"/>
      <text:p text:style-name="P8">This installs Node.js in the container from the official Ubuntu repository. When the installation finishes, verify that Node.js is installed <text:span text:style-name="T57">by running</text:span>:</text:p>
      <table:table table:name="Table28" table:style-name="Table28">
        <table:table-column table:style-name="Table28.A"/>
        <table:table-row>
          <table:table-cell table:style-name="Table28.A1" office:value-type="string">
            <text:p text:style-name="P70"><text:a xlink:type="simple" xlink:href="mailto:root@d3f35ad6e4ff" text:style-name="Internet_20_link" text:visited-style-name="Visited_20_Internet_20_Link">root@d3f35ad6e4ff</text:a><text:span text:style-name="T40">:/# <text:s/></text:span><text:span text:style-name="T41">node -v</text:span></text:p>
          </table:table-cell>
        </table:table-row>
      </table:table>
      <text:p text:style-name="P8"/>
      <text:p text:style-name="P8">You'll see the version number displayed in your terminal:</text:p>
      <table:table table:name="Table29" table:style-name="Table29">
        <table:table-column table:style-name="Table29.A"/>
        <text:soft-page-break/>
        <table:table-row>
          <table:table-cell table:style-name="Table29.A1" office:value-type="string">
            <text:p text:style-name="P62">v8.10.0</text:p>
          </table:table-cell>
        </table:table-row>
      </table:table>
      <text:p text:style-name="P8"/>
      <text:p text:style-name="P8">Any changes you make inside the container only apply to that container.</text:p>
      <text:p text:style-name="P50"><text:span text:style-name="T15">E</text:span><text:span text:style-name="T9">xit the container, t</text:span><text:span text:style-name="T12">ype </text:span><text:span text:style-name="Source_20_Text"><text:span text:style-name="T13">exit</text:span></text:span><text:span text:style-name="T12">  </text:span><text:span text:style-name="T15">or hit control-d </text:span><text:span text:style-name="T9">at the prompt.</text:span></text:p>
      <text:p text:style-name="P49"/>
      <text:h text:style-name="P85" text:outline-level="1">Step 5. <text:s/>Managing Docker Containers</text:h>
      <text:p text:style-name="P37"/>
      <text:p text:style-name="P37"/>
      <text:p text:style-name="P9">After using Docker for a while, you'll have many active (running) and inactive containers on your computer. To view the <text:span text:style-name="Strong_20_Emphasis"><text:span text:style-name="T1">active ones</text:span></text:span>, <text:span text:style-name="T56">run:</text:span></text:p>
      <text:p text:style-name="P9"/>
      <table:table table:name="Table30" table:style-name="Table30">
        <table:table-column table:style-name="Table30.A"/>
        <table:table-row>
          <table:table-cell table:style-name="Table30.A1" office:value-type="string">
            <text:p text:style-name="P68">docker ps</text:p>
          </table:table-cell>
        </table:table-row>
      </table:table>
      <text:p text:style-name="P23"/>
      <text:p text:style-name="P20">You will see output similar to the following:</text:p>
      <table:table table:name="Table31" table:style-name="Table31">
        <table:table-column table:style-name="Table31.A"/>
        <table:table-row>
          <table:table-cell table:style-name="Table31.A1" office:value-type="string">
            <text:p text:style-name="P62">CONTAINER ID <text:s text:c="7"/>IMAGE <text:s text:c="14"/>COMMAND <text:s text:c="12"/>CREATED <text:s text:c="12"/>STATUS <text:s text:c="13"/>PORTS <text:s text:c="14"/>NAMES</text:p>
          </table:table-cell>
        </table:table-row>
      </table:table>
      <text:p text:style-name="P20"/>
      <text:p text:style-name="P20"><text:span text:style-name="T43">I</text:span><text:span text:style-name="T45">n this </text:span><text:span text:style-name="T46">lab</text:span><text:span text:style-name="T45">, you started two containers; one from the </text:span><text:span text:style-name="Source_20_Text"><text:span text:style-name="T47">hello-world</text:span></text:span><text:span text:style-name="T45"> image and another from the </text:span><text:span text:style-name="Source_20_Text"><text:span text:style-name="T47">ubuntu</text:span></text:span><text:span text:style-name="T45"> image. Both containers are no longer running, but they still exist on your system.</text:span></text:p>
      <text:p text:style-name="P50"><text:span text:style-name="T12">To view all containers — active and inactive, run </text:span><text:span text:style-name="Source_20_Text"><text:span text:style-name="T13">docker ps</text:span></text:span><text:span text:style-name="T12"> with the </text:span><text:span text:style-name="Source_20_Text"><text:span text:style-name="T13">-a</text:span></text:span><text:span text:style-name="T12"> switch:</text:span></text:p>
      <table:table table:name="Table32" table:style-name="Table32">
        <table:table-column table:style-name="Table32.A"/>
        <table:table-row>
          <table:table-cell table:style-name="Table32.A1" office:value-type="string">
            <text:p text:style-name="P68">docker ps -a</text:p>
          </table:table-cell>
        </table:table-row>
      </table:table>
      <text:p text:style-name="P20"/>
      <text:p text:style-name="P10">You should see output that looks like the following:</text:p>
      <table:table table:name="Table33" table:style-name="Table33">
        <table:table-column table:style-name="Table33.A"/>
        <table:table-row>
          <table:table-cell table:style-name="Table33.A1" office:value-type="string">
            <text:p text:style-name="P62"><text:span text:style-name="T56">CONTA</text:span>INER ID <text:s text:c="7"/>IMAGE <text:s text:c="14"/>COMMAND <text:s text:c="12"/>CREATED <text:s text:c="12"/>STATUS <text:s text:c="27"/>PORTS <text:s text:c="14"/>NAMES</text:p>
            <text:p text:style-name="P62">df5462befd5b <text:s text:c="7"/>ubuntu <text:s text:c="13"/>"/bin/bash" <text:s text:c="8"/>About an hour ago <text:s text:c="2"/>Exited (127) About a minute ago <text:s text:c="22"/>reverent_aryabhata</text:p>
            <text:p text:style-name="P62">44421b5b1be3 <text:s text:c="7"/>ubuntu <text:s text:c="13"/>"/bin/bash" <text:s text:c="8"/>3 hours ago <text:s text:c="8"/>Exited (0) About an hour ago <text:s text:c="25"/>silly_tu</text:p>
            <text:p text:style-name="P62">d3f35ad6e4ff <text:s text:c="7"/>ubuntu <text:s text:c="13"/>"/bin/bash" <text:s text:c="8"/>3 hours ago <text:s text:c="8"/>Exited (0) 3 hours ago <text:s text:c="31"/>ecstatic_meitner</text:p>
            <text:p text:style-name="P62"><text:soft-page-break/>23bf15635b8b <text:s text:c="7"/>hello-world <text:s text:c="8"/>"/hello" <text:s text:c="11"/>3 hours ago <text:s text:c="8"/>Exited (0) 3 hours ago <text:s text:c="31"/>unruffled_chebyshev</text:p>
          </table:table-cell>
        </table:table-row>
      </table:table>
      <text:p text:style-name="P10"/>
      <text:p text:style-name="P10"><text:span text:style-name="T33">To view the latest container you created, pass it the </text:span><text:span text:style-name="Source_20_Text"><text:span text:style-name="T35">-l</text:span></text:span> <text:span text:style-name="T33">switch:</text:span></text:p>
      <table:table table:name="Table34" table:style-name="Table34">
        <table:table-column table:style-name="Table34.A"/>
        <table:table-row>
          <table:table-cell table:style-name="Table34.A1" office:value-type="string">
            <text:p text:style-name="P68">docker ps -l</text:p>
          </table:table-cell>
        </table:table-row>
      </table:table>
      <text:p text:style-name="P24"/>
      <text:p text:style-name="P10"/>
      <text:p text:style-name="P10"/>
      <text:p text:style-name="P10">You should see output similar to this:</text:p>
      <table:table table:name="Table35" table:style-name="Table35">
        <table:table-column table:style-name="Table35.A"/>
        <table:table-row>
          <table:table-cell table:style-name="Table35.A1" office:value-type="string">
            <text:p text:style-name="P62"><text:span text:style-name="T56">CONTA</text:span>INER ID <text:s text:c="7"/>IMAGE <text:s text:c="14"/>COMMAND <text:s text:c="12"/>CREATED <text:s text:c="12"/>STATUS <text:s text:c="22"/>PORTS <text:s text:c="14"/>NAMES</text:p>
            <text:p text:style-name="P62">df5462befd5b <text:s text:c="7"/>ubuntu <text:s text:c="13"/>"/bin/bash" <text:s text:c="8"/>About an hour ago <text:s text:c="2"/>Exited (127) 3 minutes ago <text:s text:c="22"/>reverent_aryabhata</text:p>
          </table:table-cell>
        </table:table-row>
      </table:table>
      <text:p text:style-name="P10"/>
      <text:p text:style-name="P10">To start a stopped container, use <text:span text:style-name="Source_20_Text"><text:span text:style-name="T44">docker start</text:span></text:span>, followed by the container ID or the container's name. Let's start the Ubuntu-based container with the ID of <text:span text:style-name="Source_20_Text"><text:span text:style-name="T47">d3f35ad6e4ff</text:span></text:span></text:p>
      <text:p text:style-name="P10"><text:span text:style-name="Source_20_Text"><text:span text:style-name="T47"/></text:span></text:p>
      <table:table table:name="Table36" table:style-name="Table36">
        <table:table-column table:style-name="Table36.A"/>
        <table:table-row>
          <table:table-cell table:style-name="Table36.A1" office:value-type="string">
            <text:p text:style-name="P62"><text:span text:style-name="T7">docker start </text:span><text:span text:style-name="T32">&lt;docker_id&gt;</text:span></text:p>
          </table:table-cell>
        </table:table-row>
      </table:table>
      <text:p text:style-name="P10"><text:span text:style-name="Source_20_Text"><text:span text:style-name="T47"/></text:span></text:p>
      <text:p text:style-name="P10"><text:span text:style-name="Source_20_Text"><text:span text:style-name="T34">The container will start, and you can use </text:span></text:span><text:span text:style-name="Source_20_Text"><text:span text:style-name="T36">docker ps</text:span></text:span><text:span text:style-name="Source_20_Text"><text:span text:style-name="T47"> </text:span></text:span><text:span text:style-name="Source_20_Text"><text:span text:style-name="T34">to see its status:</text:span></text:span></text:p>
      <table:table table:name="Table37" table:style-name="Table37">
        <table:table-column table:style-name="Table37.A"/>
        <table:table-row>
          <table:table-cell table:style-name="Table37.A1" office:value-type="string">
            <text:p text:style-name="P64">docker ps </text:p>
            <text:p text:style-name="P62">CONTAINER ID <text:s text:c="7"/>IMAGE <text:s text:c="14"/>COMMAND <text:s text:c="12"/>CREATED <text:s text:c="12"/>STATUS <text:s text:c="13"/>PORTS <text:s text:c="14"/>NAMES</text:p>
            <text:p text:style-name="P62">d3f35ad6e4ff <text:s text:c="7"/>ubuntu <text:s text:c="13"/>"/bin/bash" <text:s text:c="8"/>3 hours ago <text:s text:c="8"/>Up 33 seconds <text:s text:c="26"/>ecstatic_meitner</text:p>
          </table:table-cell>
        </table:table-row>
      </table:table>
      <text:p text:style-name="P10"/>
      <text:p text:style-name="P11"><text:span text:style-name="Source_20_Text"><text:span text:style-name="T58"/></text:span></text:p>
      <text:p text:style-name="P10"/>
      <text:p text:style-name="P10"/>
      <text:p text:style-name="P10"/>
      <text:p text:style-name="P10"/>
      <text:p text:style-name="P10"/>
      <text:p text:style-name="P10"/>
      <text:p text:style-name="P10"/>
      <text:p text:style-name="P11"><text:soft-page-break/><text:span text:style-name="T43">To stop a running container, use </text:span><text:span text:style-name="Source_20_Text"><text:span text:style-name="T44">docker stop</text:span></text:span><text:span text:style-name="T43">, followed by the container ID or name. </text:span><text:span text:style-name="T48">for example</text:span><text:span text:style-name="T43">, we'</text:span><text:span text:style-name="T48">d</text:span><text:span text:style-name="T43"> use the name that Docker assigned the container</text:span><text:span text:style-name="T48"> in the previous example</text:span><text:span text:style-name="T43">, which is </text:span><text:span text:style-name="Source_20_Text"><text:span text:style-name="T53">ecstatic_meitner</text:span></text:span><text:span text:style-name="Source_20_Text"><text:span text:style-name="T54">.</text:span></text:span></text:p>
      <text:p text:style-name="P11"><text:span text:style-name="Source_20_Text"><text:span text:style-name="T54">Type in the following:</text:span></text:span></text:p>
      <table:table table:name="Table38" table:style-name="Table38">
        <table:table-column table:style-name="Table38.A"/>
        <table:table-row>
          <table:table-cell table:style-name="Table38.A1" office:value-type="string">
            <text:p text:style-name="P65">docker stop &lt;container_name&gt;</text:p>
          </table:table-cell>
        </table:table-row>
      </table:table>
      <text:p text:style-name="P11"><text:span text:style-name="Source_20_Text"><text:span text:style-name="T54"/></text:span></text:p>
      <text:p text:style-name="P10"/>
      <text:p text:style-name="P14"><text:span text:style-name="T43">Once we've decided we no longer need a container anymore, remove it with the </text:span><text:span text:style-name="Source_20_Text"><text:span text:style-name="T44">docker rm</text:span></text:span><text:span text:style-name="T43"> command, again using either the container ID or the name. Use the </text:span><text:span text:style-name="Source_20_Text"><text:span text:style-name="T44">docker ps -a</text:span></text:span><text:span text:style-name="T43"> command to find the container ID or name for the container associated with the </text:span><text:span text:style-name="Source_20_Text"><text:span text:style-name="T44">hello-world</text:span></text:span><text:span text:style-name="T43"> image and remove it.</text:span></text:p>
      <text:p text:style-name="P14">Run the following:</text:p>
      <table:table table:name="Table39" table:style-name="Table39">
        <table:table-column table:style-name="Table39.A"/>
        <table:table-row>
          <table:table-cell table:style-name="Table39.A1" office:value-type="string">
            <text:p text:style-name="P66">docker ps -a</text:p>
          </table:table-cell>
        </table:table-row>
      </table:table>
      <text:p text:style-name="P14"/>
      <text:p text:style-name="P15"><text:span text:style-name="T43">To stop a running container, use </text:span><text:span text:style-name="Source_20_Text"><text:span text:style-name="T44">docker stop</text:span></text:span><text:span text:style-name="T43">, followed by the container ID or name. This time, we'll use the name that Docker assigned the container</text:span><text:span text:style-name="T49">.</text:span></text:p>
      <text:p text:style-name="P16"><text:span text:style-name="T59">T</text:span>o remove the container, run the docker rm command. </text:p>
      <table:table table:name="Table40" table:style-name="Table40">
        <table:table-column table:style-name="Table40.A"/>
        <table:table-row>
          <table:table-cell table:style-name="Table40.A1" office:value-type="string">
            <text:p text:style-name="P66">docker rm &lt;container_name&gt;</text:p>
          </table:table-cell>
        </table:table-row>
      </table:table>
      <text:p text:style-name="P72"/>
      <text:p text:style-name="P15"><text:span text:style-name="T43">You can start a new container and give it a name using the </text:span><text:span text:style-name="Source_20_Text"><text:span text:style-name="T44">--name</text:span></text:span><text:span text:style-name="T43"> switch. You can also use the </text:span><text:span text:style-name="Source_20_Text"><text:span text:style-name="T44">--rm</text:span></text:span><text:span text:style-name="T43">switch to create a container that removes itself when it's stopped. </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86" text:outline-level="1"><text:soft-page-break/>Step 6. <text:s/>Commiting changes in a Docker container. </text:h>
      <text:p text:style-name="P38"/>
      <text:p text:style-name="P38"><text:span text:style-name="T9">When you start up a Docker image, you can create, modify, and delete files just like you can with a virtual machine. The changes that you make will only apply to that container. You can start and stop it, but once you destroy it with the </text:span><text:span text:style-name="Source_20_Text"><text:span text:style-name="T22">docker rm</text:span></text:span><text:span text:style-name="T26"> </text:span><text:span text:style-name="T9">command, the changes will be lost for good.</text:span></text:p>
      <text:p text:style-name="P17">After installing Node.js inside the Ubuntu container, you now have a container running off an image, but the container is different from the image you used to create it. But you might want to reuse this Node.js container as the basis for new images later.</text:p>
      <text:p text:style-name="P45">Then commit the changes to a new Docker image instance using the following command.</text:p>
      <table:table table:name="Table41" table:style-name="Table41">
        <table:table-column table:style-name="Table41.A"/>
        <table:table-row>
          <table:table-cell table:style-name="Table41.A1" office:value-type="string">
            <text:p text:style-name="P62"><text:span text:style-name="T2">docker commit -m "What you did to the image" -a "Author Name" </text:span><text:span text:style-name="T28">container_id</text:span><text:span text:style-name="T7"> </text:span><text:span text:style-name="T28">repository</text:span><text:span text:style-name="T2">/</text:span><text:span text:style-name="T28">new_image_name</text:span></text:p>
          </table:table-cell>
        </table:table-row>
      </table:table>
      <text:p text:style-name="P17"/>
      <text:p text:style-name="P74">For this lab, commit the changes to the container where you installed node.js </text:p>
      <text:p text:style-name="P75">Run the following commands:</text:p>
      <text:p text:style-name="P75"/>
      <table:table table:name="Table42" table:style-name="Table42">
        <table:table-column table:style-name="Table42.A"/>
        <table:table-row>
          <table:table-cell table:style-name="Table42.A1" office:value-type="string">
            <text:p text:style-name="P63"><text:span text:style-name="T2">docker commit -m "</text:span><text:span text:style-name="T3">Added node.js</text:span><text:span text:style-name="T2">" -a "</text:span><text:span text:style-name="T3">&lt;your_id&gt;</text:span><text:span text:style-name="T2">" </text:span><text:span text:style-name="T3">&lt;</text:span><text:span text:style-name="T28">container_id</text:span><text:span text:style-name="T29">&gt;</text:span><text:span text:style-name="T3"> </text:span><text:span text:style-name="T28">repository</text:span><text:span text:style-name="T2">/</text:span><text:span text:style-name="T28">new_image_name</text:span></text:p>
          </table:table-cell>
        </table:table-row>
      </table:table>
      <text:p text:style-name="P75"/>
      <text:p text:style-name="P76">For repository use your docker login name. </text:p>
      <text:p text:style-name="P76">Note that running docker images will show you the new image.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h text:style-name="P87" text:outline-level="1">Step <text:span text:style-name="T60">7</text:span>. <text:s/><text:span text:style-name="T60">Building and executing a Dockerfile. </text:span></text:h>
      <text:p text:style-name="P77"><text:span text:style-name="T62">For this step, you will be given a directory that contains the following:</text:span></text:p>
      <text:p text:style-name="P77"><text:span text:style-name="T62">1. <text:s/>A simple python flask application, "app.py"</text:span></text:p>
      <text:p text:style-name="P77"><text:span text:style-name="T62">2. <text:s/>A requirements.txt file</text:span></text:p>
      <text:p text:style-name="P77"><text:span text:style-name="T62">3. a templates directory for the application</text:span></text:p>
      <text:p text:style-name="P77"><text:span text:style-name="T62"/></text:p>
      <text:p text:style-name="P77"><text:span text:style-name="T62">In this exercise, you will build a dockerfile that will do the following:</text:span></text:p>
      <text:p text:style-name="P78"><text:span text:style-name="T43">Using a docker image called python:3-onbuild,</text:span></text:p>
      <text:p text:style-name="P78"><text:span text:style-name="T43">Expose port 5000 as the ingress and egress port for the application</text:span></text:p>
      <text:p text:style-name="P78"><text:span text:style-name="T43">In the image, run the following command:</text:span></text:p>
      <text:p text:style-name="P78"><text:span text:style-name="T43">"python ./app.py"</text:span></text:p>
      <text:p text:style-name="P78"><text:span text:style-name="T43"/></text:p>
      <text:p text:style-name="P79">First, build the image using the docker build command. </text:p>
      <text:p text:style-name="P79">Next, run the image using docker run. </text:p>
      <text:p text:style-name="P79"/>
      <text:p text:style-name="P78"><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24T17:38:38.040604667</dc:date>
    <meta:editing-duration>PT6H27M54S</meta:editing-duration>
    <meta:editing-cycles>19</meta:editing-cycles>
    <meta:generator>LibreOffice/6.2.2.2$Linux_X86_64 LibreOffice_project/20$Build-2</meta:generator>
    <meta:document-statistic meta:table-count="42" meta:image-count="0" meta:object-count="0" meta:page-count="14" meta:paragraph-count="202" meta:word-count="2118" meta:character-count="16805" meta:non-whitespace-character-count="11889"/>
  </office:meta>
</office:document-meta>
</file>